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draw:auto-grow-height="true" fo:min-height="17.937cm"/>
    </style:style>
    <style:style style:name="pr2" style:family="presentation" style:parent-style-name="knowit-template-notes">
      <style:graphic-properties draw:fill-color="#ffffff" fo:min-height="12.322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title">
      <style:graphic-properties draw:auto-grow-height="true" fo:min-height="3.507cm"/>
    </style:style>
    <style:style style:name="pr6" style:family="presentation" style:parent-style-name="knowit-template-outline1">
      <style:graphic-properties fo:min-height="13.60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0000"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937cm" svg:x="1.4cm" svg:y="0.837cm" presentation:class="subtitle">
          <draw:text-box>
            <text:p><text:span text:style-name="T1">First class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irst class functions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p>val partall = Function[Int, Boolean] {</text:p>
            <text:p><text:s text:c="4"/>def apply(i: Int) = i % 2 == 0</text:p>
            <text:p>}</text:p>
            <text:p/>
            <text:p>val partall: (Int =&gt; Boolean) = (i: Int) =&gt; i % 2 == 0</text:p>
            <text:p>val partall = (i: Int) =&gt; i % 2 == 0</text:p>
            <text:p/>
            <text:p>partall.apply(42)<text:tab/><text:tab/><text:tab/>// true</text:p>
            <text:p>partall(13)<text:tab/><text:tab/><text:tab/><text:tab/><text:tab/>// fals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First class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2">val tall = List(1, 2, 3, 4, 5)</text:p>
            <text:p text:style-name="P2"/>
            <text:p text:style-name="P2">tall.filter(partall)<text:tab/><text:tab/><text:tab/><text:tab/><text:tab/>// List(2, 4)</text:p>
            <text:p text:style-name="P2"/>
            <text:p text:style-name="P2">tall.filter((i: Int) =&gt; i &gt; 2)<text:tab/><text:tab/>// List(3, 4, 5)</text:p>
            <text:p text:style-name="P2">tall.filter(i =&gt; i &gt; 2)<text:tab/><text:tab/><text:tab/><text:tab/>// List(3, 4, 5)</text:p>
            <text:p text:style-name="P2">tall.filter(_ &gt; 2)<text:tab/><text:tab/><text:tab/><text:tab/><text:tab/><text:tab/>// List(3, 4, 5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lle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tall.filter(i =&gt; i &gt; 2)<text:tab/><text:tab/>// List(3, 4, 5)</text:p>
            <text:p>tall.find(i =&gt; i &gt; 2)<text:tab/><text:tab/><text:tab/>// Some(3)</text:p>
            <text:p>tall.exists(i =&gt; i &gt; 2)<text:tab/><text:tab/>// true</text:p>
            <text:p>tall.forall(i =&gt; i &gt; 2)<text:tab/><text:tab/>// false</text:p>
            <text:p/>
            <text:p>tall.map(i =&gt; i * 2)<text:tab/><text:tab/><text:tab/>// List(2, 4, 6, 8, 10)</text:p>
            <text:p/>
            <text:p>tall.foldLeft(0) { (a, b) =&gt; a + b }<text:tab/><text:tab/>// 15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Vanskelig å forklare foldleft med flere parameter lister?</text:p>
            </draw:text-box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text-style-name="P3" draw:layer="layout" svg:width="25.199cm" svg:height="3.256cm" svg:x="1.4cm" svg:y="0.962cm" presentation:class="title" presentation:user-transformed="true">
          <draw:text-box>
            <text:p text:style-name="P3"><text:span text:style-name="T2">Deferred execution - contrived example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halloKnapp.addActionListener(e =&gt; </text:p>
            <text:p><text:s text:c="4"/>println(“Hallo verden!”)</text:p>
            <text:p>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Nevne at dette er et fake eksempel</text:p>
            </draw:text-box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osures</text:p>
          </draw:text-box>
        </draw:frame>
        <draw:frame presentation:style-name="pr4" draw:text-style-name="P4" draw:layer="layout" svg:width="28.445cm" svg:height="13.86cm" svg:x="1.4cm" svg:y="4.914cm" presentation:class="outline" presentation:user-transformed="true">
          <draw:text-box>
            <text:p><text:span text:style-name="T3">val personer = List(Person(“Alf”), Person(“Fredrik”))</text:span></text:p>
            <text:p><text:span text:style-name="T3"/></text:p>
            <text:p><text:span text:style-name="T3">val </text:span><text:span text:style-name="T4">navn</text:span><text:span text:style-name="T3"> = “Fredrik”</text:span></text:p>
            <text:p><text:span text:style-name="T3">val navnFilter = (p: Person) =&gt; p.navn == </text:span><text:span text:style-name="T4">navn</text:span></text:p>
            <text:p><text:span text:style-name="T3"/></text:p>
            <text:p><text:span text:style-name="T3">personer.filter(navnFilter</text:span><text:span text:style-name="T5">)</text:span><text:span text:style-name="T5"><text:tab/></text:span><text:span text:style-name="T5"><text:tab/></text:span><text:span text:style-name="T5">// Person(“</text:span><text:span text:style-name="T3">Fredrik”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osures</text:p>
          </draw:text-box>
        </draw:frame>
        <draw:frame presentation:style-name="pr4" draw:layer="layout" svg:width="26.6cm" svg:height="13.86cm" svg:x="1.4cm" svg:y="4.914cm" presentation:class="outline" presentation:user-transformed="true">
          <draw:text-box>
            <text:p><text:span text:style-name="T3">val personer = List(Person(“Alf”), Person(“Fredrik”))</text:span></text:p>
            <text:p/>
            <text:p>var <text:span text:style-name="T6">navn</text:span> = “Fredrik”</text:p>
            <text:p>val navnFilter = (p: Person) =&gt; p.navn == <text:span text:style-name="T6">navn</text:span></text:p>
            <text:p/>
            <text:p>personer.filter(navnFilter)<text:tab/><text:tab/>// Person(“Fredrik”)</text:p>
            <text:p><text:span text:style-name="T6">navn</text:span> = “Alf”</text:p>
            <text:p>personer.filter(navnFilter)<text:tab/><text:tab/>// Person(“Alf”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Open first-class-functions </text:p>
              </text:list-item>
              <text:list-item>
                <text:p text:style-name="P5">Tests in package scalaexamples.firstclassfunctions</text:p>
              </text:list-item>
              <text:list-item>
                <text:p text:style-name="P5">Add @Test to one and one method</text:p>
              </text:list-item>
              <text:list-item>
                <text:p text:style-name="P5">Follow instructions in the code</text:p>
              </text:list-item>
              <text:list-item>
                <text:p text:style-name="P5">Make th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7T16:23:05</meta:creation-date>
    <meta:editing-duration>PT07H30M36S</meta:editing-duration>
    <meta:editing-cycles>28</meta:editing-cycles>
    <meta:generator>OpenOffice.org/3.1$Unix OpenOffice.org_project/310m19$Build-9420</meta:generator>
    <dc:date>2009-11-26T18:05:00</dc:date>
    <dc:creator>Alf Kristian Støyle</dc:cre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